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1" style:family="table-row">
      <style:table-row-properties style:min-row-height="9.613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b62d2" officeooo:paragraph-rsid="001b62d2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DejaVu Sans Mono" fo:font-size="9pt" officeooo:rsid="0026c806" officeooo:paragraph-rsid="0026c806" style:font-size-asian="7.84999990463257pt" style:font-size-complex="9pt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DejaVu Sans Mono" fo:font-size="9pt" officeooo:rsid="002b2c28" officeooo:paragraph-rsid="002b2c28" style:font-size-asian="7.84999990463257pt" style:font-size-complex="9pt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DejaVu Sans Mono" fo:font-size="9pt" officeooo:rsid="002c6a51" officeooo:paragraph-rsid="002c6a51" style:font-size-asian="7.84999990463257pt" style:font-size-complex="9pt"/>
    </style:style>
    <style:style style:name="P12" style:family="paragraph" style:parent-style-name="Table_20_Contents">
      <style:paragraph-properties fo:margin-top="0cm" fo:margin-bottom="0cm" loext:contextual-spacing="false"/>
      <style:text-properties style:font-name="DejaVu Sans Mono" fo:font-size="9pt" officeooo:rsid="002f8f75" officeooo:paragraph-rsid="002f8f75" style:font-size-asian="7.84999990463257pt" style:font-size-complex="9pt"/>
    </style:style>
    <style:style style:name="P13" style:family="paragraph" style:parent-style-name="Preformatted_20_Text">
      <style:paragraph-properties fo:margin-top="0cm" fo:margin-bottom="0.499cm" loext:contextual-spacing="false" fo:widows="1"/>
      <style:text-properties fo:font-size="9pt" style:font-size-asian="9pt" style:font-size-complex="9pt"/>
    </style:style>
    <style:style style:name="P14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15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fo:font-size="9pt" fo:letter-spacing="normal" fo:font-style="normal" fo:font-weight="normal" officeooo:rsid="001b62d2" officeooo:paragraph-rsid="001beb5a" style:font-size-asian="9pt" style:font-size-complex="9pt"/>
    </style:style>
    <style:style style:name="P16" style:family="paragraph" style:parent-style-name="Preformatted_20_Text">
      <style:paragraph-properties fo:margin-top="0cm" fo:margin-bottom="0cm" loext:contextual-spacing="false"/>
      <style:text-properties fo:font-size="9pt" style:font-size-asian="9pt" style:font-size-complex="9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f5475"/>
    </style:style>
    <style:style style:name="T5" style:family="text">
      <style:text-properties fo:font-variant="normal" fo:text-transform="none" fo:color="#000000" fo:letter-spacing="normal" fo:font-style="normal" fo:font-weight="normal" officeooo:rsid="0021399a"/>
    </style:style>
    <style:style style:name="T6" style:family="text">
      <style:text-properties fo:font-variant="normal" fo:text-transform="none" fo:color="#000000" fo:letter-spacing="normal" fo:font-style="normal" fo:font-weight="normal" officeooo:rsid="0024973f"/>
    </style:style>
    <style:style style:name="T7" style:family="text">
      <style:text-properties fo:font-variant="normal" fo:text-transform="none" fo:color="#000000" fo:letter-spacing="normal" fo:font-style="normal" fo:font-weight="normal" officeooo:rsid="002e384b"/>
    </style:style>
    <style:style style:name="T8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000000" fo:letter-spacing="normal" fo:font-style="italic" fo:font-weight="normal" officeooo:rsid="001f5475" style:font-style-asian="italic" style:font-style-complex="italic"/>
    </style:style>
    <style:style style:name="T10" style:family="text">
      <style:text-properties officeooo:rsid="001beb5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DejaVu Sans Mono" fo:font-size="9pt" officeooo:rsid="0026c806" style:font-size-asian="7.84999990463257pt" style:font-size-complex="9pt"/>
    </style:style>
    <style:style style:name="T13" style:family="text">
      <style:text-properties officeooo:rsid="0027e9ec"/>
    </style:style>
    <style:style style:name="T14" style:family="text">
      <style:text-properties officeooo:rsid="0028f315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4. Comunicación entre procesos utilizando cauce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14">~150</text:span> minutos.</text:p>
      <text:p text:style-name="Standard">1. He resuelto todas las dudas que tenía antes de iniciar la sesión de prácticas: <text:span text:style-name="T1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Se llama de la siguiente manera:</text:p>
            <text:p text:style-name="P15"><text:span text:style-name="T10">$ </text:span>./productorFIFO mensaje | ./consumidorFIFO</text:p>
            <text:p text:style-name="P13"><text:span text:style-name="T3">El programa productorFIFO almacena la cadena mensaje en el archivo ComunicacionFIFO </text:span><text:span text:style-name="T5">(costante ARCHIVO_FIFO)</text:span><text:span text:style-name="T3"> y consumidorFIFO lo lee, pero eso si, es el programa consumidorFIFO el que crea el archivo ComunicacionFIFO, con lo que productorFIFO espera a poder acceder al archivo, escribe en el, y consumidor lee de el.</text:span>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6"><text:span text:style-name="T3">El programa crea un </text:span><text:span text:style-name="T8">pipe</text:span><text:span text:style-name="T3">, </text:span><text:span text:style-name="T7">entonces</text:span><text:span text:style-name="T3"> hace un </text:span><text:span text:style-name="T8">fork</text:span><text:span text:style-name="T3"> y hace que el proceso hijo escriba en el proceso padre el mensaje.</text:span>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Es parecido al anterior pero usando <text:span text:style-name="T11">dup2</text:span> que nos permite indicar explicitamente el descriptor que vamos a usar en lugar de coger el primer descriptor que estuviera libre </text:p>
            <text:p text:style-name="P13"><text:span text:style-name="T3">Despues del </text:span><text:span text:style-name="T8">fork</text:span><text:span text:style-name="T3"> redirige la salida estandar al file descriptor que queremos, </text:span><text:span text:style-name="T6">e</text:span><text:span text:style-name="T3">jecuta </text:span><text:span text:style-name="T8">ls</text:span><text:span text:style-name="T3"> en el hijo , </text:span><text:span text:style-name="T6">e</text:span><text:span text:style-name="T3">l padre lo recibe desde la entrada estandar y se lo pasa a </text:span><text:span text:style-name="T8">sor</text:span><text:span text:style-name="T9">t</text:span><text:span text:style-name="T4">.</text:span></text:p>
          </table:table-cell>
        </table:table-row>
      </table:table>
      <text:p text:style-name="Standard"/>
      <text:p text:style-name="Standard">Mi solución a la <text:span text:style-name="T2">ejercicio 5</text:span> ha s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// COMPILE WITH: gcc maestro.c -o maestro -lm</text:p>
            <text:p text:style-name="P12"/>
            <text:p text:style-name="P12">#include &lt;sys/types.h&gt;</text:p>
            <text:p text:style-name="P12">#include &lt;unistd.h&gt;</text:p>
            <text:p text:style-name="P12">#include &lt;stdio.h&gt;</text:p>
            <text:p text:style-name="P12">#include &lt;errno.h&gt;</text:p>
            <text:p text:style-name="P12">#include &lt;stdlib.h&gt;</text:p>
            <text:p text:style-name="P12">#include &lt;math.h&gt;</text:p>
            <text:p text:style-name="P12"/>
            <text:p text:style-name="P12">void esclavo(int inicio, int fin, int *fd){</text:p>
            <text:p text:style-name="P12"><text:tab/>int n;</text:p>
            <text:p text:style-name="P12"><text:s text:c="8"/>for (n = inicio; n &lt; fin; n++) {</text:p>
            <text:p text:style-name="P12"><text:tab/><text:tab/>int k;</text:p>
            <text:p text:style-name="P12"><text:tab/><text:tab/>//Método rapido con la raiz cuadrada</text:p>
            <text:p text:style-name="P12"><text:tab/><text:tab/>for (k = 2;k &lt; (int)sqrt(n); k++) {</text:p>
            <text:p text:style-name="P12"><text:tab/><text:tab/><text:tab/>//printf("%d\t%d\t%d\n",n,k,(int)sqrt(n));</text:p>
            <text:p text:style-name="P12"><text:tab/><text:tab/> <text:s text:c="7"/>if ( n % k == 0 ) break; //No es primo, paramos la iteracion</text:p>
            <text:p text:style-name="P12"><text:tab/><text:tab/>}</text:p>
            <text:p text:style-name="P12"><text:tab/><text:tab/>if ((k == (int)sqrt(n) &amp;&amp; n%k != 0) || n==2 || n==3) {</text:p>
            <text:p text:style-name="P12"><text:tab/><text:tab/><text:tab/>printf("El numero %d es primo.\n", n);<text:tab/><text:tab/><text:tab/></text:p>
            <text:p text:style-name="P12"><text:tab/><text:tab/><text:tab/>write(fd[1],&amp;n,sizeof(int));</text:p>
            <text:p text:style-name="P12"><text:tab/><text:tab/>}</text:p>
            <text:p text:style-name="P12"><text:s text:c="8"/>}</text:p>
            <text:p text:style-name="P12"><text:tab/>int senalFin = -1;</text:p>
            <text:p text:style-name="P12"><text:soft-page-break/><text:tab/>write(fd[1],&amp;senalFin,sizeof(int));</text:p>
            <text:p text:style-name="P12"><text:s text:c="8"/>exit(0);</text:p>
            <text:p text:style-name="P12">}</text:p>
            <text:p text:style-name="P12"/>
            <text:p text:style-name="P12"/>
            <text:p text:style-name="P12">int main(int argc, char *argv[]) {</text:p>
            <text:p text:style-name="P12"><text:s text:c="8"/>int inicio, fin, mitad, numero, fd1[2], fd2[2];</text:p>
            <text:p text:style-name="P12"><text:s text:c="8"/>char params[2], buffer[80];</text:p>
            <text:p text:style-name="P12"><text:s text:c="8"/>pid_t PID[2];</text:p>
            <text:p text:style-name="P12"/>
            <text:p text:style-name="P12"><text:s text:c="8"/>//Comprobamos si se le ha pasado dos enteros como parámetro</text:p>
            <text:p text:style-name="P12"><text:s text:c="8"/>if(argc!=3) {</text:p>
            <text:p text:style-name="P12"><text:tab/><text:tab/>//Si no se le han pasado los parámetros correctos muestra un mensaje de ayuda</text:p>
            <text:p text:style-name="P12"><text:tab/><text:tab/>printf("Modo de uso: %s &lt;inicio&gt; &lt;fin&gt;\n\n", argv[0]);</text:p>
            <text:p text:style-name="P12"><text:tab/><text:tab/>exit(1);</text:p>
            <text:p text:style-name="P12"><text:s text:c="8"/>}</text:p>
            <text:p text:style-name="P12"/>
            <text:p text:style-name="P12"><text:s text:c="8"/>//Convertimos el argumento a int y calculo el punto de inicio por esclavo 2</text:p>
            <text:p text:style-name="P12"><text:s text:c="8"/>inicio=atoi(argv[1]);</text:p>
            <text:p text:style-name="P12"><text:s text:c="8"/>fin=atoi(argv[2]);</text:p>
            <text:p text:style-name="P12"><text:s text:c="8"/>mitad = inicio + ((fin - inicio) / 2);</text:p>
            <text:p text:style-name="P12"/>
            <text:p text:style-name="P12"><text:tab/>//Creamos los pipe</text:p>
            <text:p text:style-name="P12"><text:s text:c="8"/>pipe(fd1);</text:p>
            <text:p text:style-name="P12"><text:s text:c="8"/>pipe(fd2);</text:p>
            <text:p text:style-name="P12"/>
            <text:p text:style-name="P12"><text:s text:c="8"/>if ( (PID[0] = fork())&lt;0) {</text:p>
            <text:p text:style-name="P12"><text:s text:c="16"/>perror("Error al hacer fork");</text:p>
            <text:p text:style-name="P12"><text:s text:c="16"/>exit(1);</text:p>
            <text:p text:style-name="P12"><text:s text:c="8"/>}</text:p>
            <text:p text:style-name="P12"><text:s text:c="8"/>if (PID[0] == 0) {</text:p>
            <text:p text:style-name="P12"><text:s text:c="16"/>//Cierre del descriptor de lectura en el proceso hijo</text:p>
            <text:p text:style-name="P12"><text:s text:c="16"/>close(fd1[0]);</text:p>
            <text:p text:style-name="P12"><text:s text:c="16"/>params[0] = inicio;</text:p>
            <text:p text:style-name="P12"><text:s text:c="16"/>params[1] = mitad;</text:p>
            <text:p text:style-name="P12"><text:s text:c="16"/>// Enviar el mensaje a través del cauce usando el descriptor de escritura</text:p>
            <text:p text:style-name="P12"><text:s text:c="16"/>printf("paso 1\n");</text:p>
            <text:p text:style-name="P12"><text:s text:c="16"/>dup2(fd1[1],STDOUT_FILENO);</text:p>
            <text:p text:style-name="P12"><text:tab/><text:tab/>//execlp("esclavo","esclavo", params[0], params[1], NULL);</text:p>
            <text:p text:style-name="P12"><text:tab/><text:tab/>esclavo(params[0],params[1], fd1); <text:s text:c="2"/></text:p>
            <text:p text:style-name="P12"><text:s text:c="8"/>} else { </text:p>
            <text:p text:style-name="P12"><text:tab/><text:tab/>// Estoy en el proceso padre porque PID != 0</text:p>
            <text:p text:style-name="P12"><text:s text:c="16"/>if ( (PID[1]= fork())&lt;0) {</text:p>
            <text:p text:style-name="P12"><text:s text:c="24"/>perror("Error al hacer fork");</text:p>
            <text:p text:style-name="P12"><text:s text:c="24"/>exit(1);</text:p>
            <text:p text:style-name="P12"><text:s text:c="16"/>}</text:p>
            <text:p text:style-name="P12"><text:s text:c="16"/>if (PID[1] == 0) {</text:p>
            <text:p text:style-name="P12"><text:s text:c="24"/>close(fd2[0]);</text:p>
            <text:p text:style-name="P12"/>
            <text:p text:style-name="P12"><text:s text:c="24"/>params[0] = mitad + 1;</text:p>
            <text:p text:style-name="P12"><text:s text:c="24"/>params[1] = fin;</text:p>
            <text:p text:style-name="P12"><text:s/></text:p>
            <text:p text:style-name="P12"><text:s text:c="24"/>printf("paso 2\n");</text:p>
            <text:p text:style-name="P12"><text:s text:c="24"/>dup2(fd2[1],STDOUT_FILENO);</text:p>
            <text:p text:style-name="P12"><text:s text:c="24"/>//execlp("esclavo","esclavo", params[0],params[1],NULL);</text:p>
            <text:p text:style-name="P12"><text:tab/><text:tab/><text:tab/>esclavo(params[0],params[1], fd2);</text:p>
            <text:p text:style-name="P12"/>
            <text:p text:style-name="P12"><text:s text:c="24"/>exit(0);</text:p>
            <text:p text:style-name="P12"/>
            <text:p text:style-name="P12"><text:s text:c="16"/>}</text:p>
            <text:p text:style-name="P12"><text:soft-page-break/><text:tab/>}</text:p>
            <text:p text:style-name="P12"/>
            <text:p text:style-name="P12"><text:tab/>if (waitpid(PID[0],0,0) &gt; 0 &amp;&amp; waitpid(PID[1],0,0) &gt; 0){ <text:s text:c="11"/></text:p>
            <text:p text:style-name="P12"><text:s text:c="4"/><text:tab/><text:tab/>//Cerramos el descriptor de escritura en el proceso padre</text:p>
            <text:p text:style-name="P12"><text:s text:c="16"/>close(fd1[1]);</text:p>
            <text:p text:style-name="P12"><text:tab/><text:tab/>close(fd2[1]);</text:p>
            <text:p text:style-name="P12"><text:s text:c="8"/></text:p>
            <text:p text:style-name="P12"><text:s text:c="16"/>//Leimos datos desde el cauce.</text:p>
            <text:p text:style-name="P12"><text:s text:c="16"/>dup2(fd1[0],STDIN_FILENO);</text:p>
            <text:p text:style-name="P12"><text:s text:c="16"/>dup2(fd2[0],STDIN_FILENO);</text:p>
            <text:p text:style-name="P12"/>
            <text:p text:style-name="P12"><text:tab/><text:tab/>numero = 0;</text:p>
            <text:p text:style-name="P12"/>
            <text:p text:style-name="P12"><text:s text:c="16"/>printf("paso 3\n");</text:p>
            <text:p text:style-name="P12"><text:s text:c="16"/>//Vamos a leer los risultados!</text:p>
            <text:p text:style-name="P12"><text:s text:c="16"/>while (numero &gt; 0) {</text:p>
            <text:p text:style-name="P12"><text:tab/><text:tab/><text:tab/>read(fd1[0], &amp;numero, 4);</text:p>
            <text:p text:style-name="P12"><text:s text:c="24"/>printf("Numero primo de esclavo 1: %d",numero);</text:p>
            <text:p text:style-name="P12"><text:s text:c="16"/>}</text:p>
            <text:p text:style-name="P12"><text:tab/><text:tab/>close(fd1[0]);</text:p>
            <text:p text:style-name="P12"><text:tab/><text:tab/>while (numero &gt; 0) {</text:p>
            <text:p text:style-name="P12"><text:tab/><text:tab/><text:tab/>read(fd2[0], &amp;numero, 4);</text:p>
            <text:p text:style-name="P12"><text:s text:c="24"/>printf("Numero primo de esclavo 2: %d",numero);</text:p>
            <text:p text:style-name="P12"><text:s text:c="16"/>}</text:p>
            <text:p text:style-name="P12"><text:tab/><text:tab/>close(fd2[0]);</text:p>
            <text:p text:style-name="P12"><text:s text:c="8"/>} <text:s text:c="7"/></text:p>
            <text:p text:style-name="P12"><text:s text:c="8"/>exit(0);</text:p>
            <text:p text:style-name="P12"/>
            <text:p text:style-name="P12"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Módulo 2 - Sesión 4. Comunicación entre procesos utilizando cauce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1-27T20:36:38.688478391</dc:date>
    <meta:print-date>2011-10-06T10:39:21</meta:print-date>
    <meta:editing-cycles>204</meta:editing-cycles>
    <meta:editing-duration>P1DT42M49S</meta:editing-duration>
    <meta:document-statistic meta:table-count="10" meta:image-count="1" meta:object-count="0" meta:page-count="4" meta:paragraph-count="121" meta:word-count="649" meta:character-count="5019" meta:non-whitespace-character-count="3584"/>
    <meta:user-defined meta:name="Información 1"/>
    <meta:user-defined meta:name="Información 2"/>
    <meta:user-defined meta:name="Información 3"/>
    <meta:user-defined meta:name="Información 4"/>
  </office:meta>
</office:document-meta>
</file>